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paragraph-properties fo:text-align="start" style:justify-single-word="false"/>
      <style:text-properties style:text-underline-style="none"/>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style:font-size-asian="12pt" style:font-size-complex="12pt"/>
    </style:style>
    <style:style style:name="P5" style:family="paragraph" style:parent-style-name="Standard">
      <style:paragraph-properties fo:text-align="center" style:justify-single-word="false"/>
      <style:text-properties fo:font-size="12pt" style:text-underline-style="none" style:font-size-asian="12pt" style:font-size-complex="12pt"/>
    </style:style>
    <style:style style:name="P6" style:family="paragraph" style:parent-style-name="Standard">
      <style:paragraph-properties fo:text-align="start" style:justify-single-word="false"/>
      <style:text-properties fo:font-size="12pt" style:text-underline-style="none" style:font-size-asian="12pt" style:font-size-complex="12pt"/>
    </style:style>
    <style:style style:name="T1" style:family="text">
      <style:text-properties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rgnier</text:p>
      <text:p text:style-name="Standard">Pierre</text:p>
      <text:p text:style-name="Standard"/>
      <text:p text:style-name="P1">Projet <draw:frame draw:style-name="fr1" draw:name="images1" text:anchor-type="as-char" svg:width="0.041cm" svg:height="0.041cm" draw:z-index="0"><draw:image xlink:href="http://moodle.univ-fcomte.fr/theme/image.php/afterburner/core/1393318944/spacer" xlink:type="simple" xlink:show="embed" xlink:actuate="onLoad"/></draw:frame><text:span text:style-name="T1">Algorithmique et structures de données</text:span></text:p>
      <text:p text:style-name="P5"/>
      <text:p text:style-name="P5"/>
      <text:p text:style-name="P6">Pour utiliser le logiciel, vous devez compiler et exécuter le fichier jeu.c.</text:p>
      <text:p text:style-name="P4"/>
      <text:p text:style-name="P2">Le main :</text:p>
      <text:p text:style-name="P3"/>
      <text:p text:style-name="P3">Dans le main, on utilise les différentes fonctions qui vont permettre de jouer, et on alloue de la mémoire pour les variables arrive et drake.</text:p>
      <text:p text:style-name="P3"/>
      <text:p text:style-name="P2">Fonction tabDef :</text:p>
      <text:p text:style-name="P2"/>
      <text:p text:style-name="P3">Dans cette fonction, on utilise différente boucle for dont le but est d'initialisé le tableau avec des valeurs par défaut.</text:p>
      <text:p text:style-name="P3"/>
      <text:p text:style-name="P2">Fonction afficheMenu :</text:p>
      <text:p text:style-name="P2"/>
      <text:p text:style-name="P3">Dans cette fonction, on affiche le menu avec la gestion du cas où l'utilisateur rentrerai une valeur incorrecte. Puis on gére le choix de l'utilisateur avec un switch dont le but est d'aiguiller le programme vers les bonnes fonctions.</text:p>
      <text:p text:style-name="P3"/>
      <text:p text:style-name="P2">Fonction niv :</text:p>
      <text:p text:style-name="P2"/>
      <text:p text:style-name="P3">La fonction choix permet, de choisir aléatoirement le niveau correspondant à la difficultés demander par l'utilisateur.</text:p>
      <text:p text:style-name="P3"/>
      <text:p text:style-name="P2">Fonction choix :</text:p>
      <text:p text:style-name="P2"/>
      <text:p text:style-name="P3">cette fonction permet de compléter l'adresse du chemin du fichier <text:tab/>avec le nom du fichier choisit aléatoirement dans le choix de difficulté choisit par l'utilisateur.</text:p>
      <text:p text:style-name="P3"/>
      <text:p text:style-name="P2">Fonction lecture :</text:p>
      <text:p text:style-name="P2"/>
      <text:p text:style-name="P3">Cette fonction permet d'ouvrir, de lire, et de fermer un fichier.</text:p>
      <text:p text:style-name="P3"/>
      <text:p text:style-name="P2">Fonction init :</text:p>
      <text:p text:style-name="P3"/>
      <text:p text:style-name="P3">Cette fonction permet d'initialisé le damier, les drakkars, et les arrivées, en fonction du nombre de drakkars.</text:p>
      <text:p text:style-name="P3"/>
      <text:p text:style-name="P2">Fonction initDrake :</text:p>
      <text:p text:style-name="P2"/>
      <text:p text:style-name="P3">cette fonction permet d'initialisé un drakkars en fonction de sa position et de sa couleur.</text:p>
      <text:p text:style-name="P3"/>
      <text:p text:style-name="P2">Fonction initArrive :</text:p>
      <text:p text:style-name="P2"/>
      <text:p text:style-name="P3">cette fonction permet d'initialisé une arrivée en fonction de sa position et de sa couleur.</text:p>
      <text:p text:style-name="P3"/>
      <text:p text:style-name="P2">Fonction initDam :</text:p>
      <text:p text:style-name="P2"><text:soft-page-break/></text:p>
      <text:p text:style-name="P3">cette fonction permet de placer les éléments constituants le jeu dans le damier.</text:p>
      <text:p text:style-name="P2">Fonction afficheDam :</text:p>
      <text:p text:style-name="P2"/>
      <text:p text:style-name="P3">Cette fonction permet d'afficher le dam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9T21:40:37.22</meta:creation-date>
    <dc:date>2014-03-09T22:15:53.86</dc:date>
    <meta:editing-duration>PT33M15S</meta:editing-duration>
    <meta:editing-cycles>9</meta:editing-cycles>
    <meta:generator>OpenOffice/4.0.1$Win32 OpenOffice.org_project/401m5$Build-9714</meta:generator>
    <meta:document-statistic meta:table-count="0" meta:image-count="1" meta:object-count="0" meta:page-count="2" meta:paragraph-count="26" meta:word-count="255" meta:character-count="1591"/>
  </office:meta>
</office:document-meta>
</file>